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6.2</text:p>
      <text:p text:style-name="P3"/>
      <text:list xml:id="list1314571185" text:style-name="L3">
        <text:list-item>
          <text:list>
            <text:list-item>
              <text:list>
                <text:list-item>
                  <text:p text:style-name="P9">Xilinx XAPP224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3.5$Linux_x86 LibreOffice_project/350m1$Build-2</meta:generator>
    <dc:date>2017-06-22T08:37:01</dc:date>
    <meta:editing-duration>P1DT14H30M58S</meta:editing-duration>
    <meta:editing-cycles>62</meta:editing-cycles>
    <meta:document-statistic meta:table-count="0" meta:image-count="0" meta:object-count="0" meta:page-count="1" meta:paragraph-count="4" meta:word-count="17" meta:character-count="127" meta:non-whitespace-character-count="87"/>
  </office:meta>
</office:document-meta>
</file>